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geIteratorAdapte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IteratorAdapter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IteratorAdapte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ngeIteratorAdapter.RangeIteratorAdapter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IteratorAdapte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angeIteratorAdapter.has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angeIteratorAdapter.RangeIteratorAdapter( Iterator iterator ,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ngeIteratorAdapter.RangeIteratorAdapte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IteratorAdapter.skip( long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